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fo:font-weight="normal" officeooo:rsid="00126a0b" officeooo:paragraph-rsid="00126a0b" style:font-weight-asian="normal" style:font-weight-complex="normal"/>
    </style:style>
    <style:style style:name="P2" style:family="paragraph" style:parent-style-name="Standard">
      <style:text-properties fo:font-weight="normal" officeooo:rsid="00138115" officeooo:paragraph-rsid="00138115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0e512" officeooo:paragraph-rsid="0010e51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26a0b" officeooo:paragraph-rsid="00126a0b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10e512" officeooo:paragraph-rsid="0010e512" style:font-weight-asian="bold" style:font-weight-complex="bold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138115" officeooo:paragraph-rsid="00138115" fo:background-color="#1e1e1e" style:font-weight-asian="normal" style:font-weight-complex="normal"/>
    </style:style>
    <style:style style:name="P8" style:family="paragraph" style:parent-style-name="Standard">
      <style:text-properties fo:color="#d4d4d4" style:font-name="Droid Sans Mono" fo:font-size="10.5pt" style:text-underline-style="none" fo:font-weight="normal" officeooo:rsid="00126a0b" officeooo:paragraph-rsid="00126a0b" fo:background-color="#1e1e1e" style:font-weight-asian="normal" style:font-weight-complex="normal"/>
    </style:style>
    <style:style style:name="P9" style:family="paragraph" style:parent-style-name="Standard">
      <style:text-properties officeooo:rsid="00126a0b" officeooo:paragraph-rsid="00126a0b"/>
    </style:style>
    <style:style style:name="P10" style:family="paragraph" style:parent-style-name="Standard">
      <style:text-properties fo:font-weight="bold" officeooo:rsid="00126a0b" officeooo:paragraph-rsid="00126a0b" style:font-weight-asian="bold" style:font-weight-complex="bold"/>
    </style:style>
    <style:style style:name="P11" style:family="paragraph" style:parent-style-name="Standard">
      <style:text-properties fo:font-weight="bold" officeooo:rsid="00138115" officeooo:paragraph-rsid="00138115" style:font-weight-asian="bold" style:font-weight-complex="bold"/>
    </style:style>
    <style:style style:name="P12" style:family="paragraph" style:parent-style-name="Standard">
      <style:text-properties fo:color="#1c1c1c" style:font-name="Droid Sans Mono" fo:font-size="10.5pt" fo:font-weight="normal" officeooo:rsid="00138115" officeooo:paragraph-rsid="0014055b" fo:background-color="transparent" style:font-weight-asian="normal" style:font-weight-complex="normal"/>
    </style:style>
    <style:style style:name="P13" style:family="paragraph" style:parent-style-name="Standard">
      <style:paragraph-properties style:line-height-at-least="0.503cm"/>
      <style:text-properties fo:color="#1c1c1c" style:font-name="Droid Sans Mono" fo:font-size="10.5pt" fo:font-weight="normal" officeooo:rsid="00138115" officeooo:paragraph-rsid="0014055b" fo:background-color="transparent" style:font-weight-asian="normal" style:font-weight-complex="normal"/>
    </style:style>
    <style:style style:name="P14" style:family="paragraph" style:parent-style-name="Standard">
      <style:paragraph-properties style:line-height-at-least="0.503cm"/>
      <style:text-properties fo:color="#1c1c1c" style:font-name="Droid Sans Mono" fo:font-size="10.5pt" fo:font-weight="normal" fo:background-color="transparent" style:font-weight-asian="normal" style:font-weight-complex="normal"/>
    </style:style>
    <style:style style:name="P15" style:family="paragraph" style:parent-style-name="Standard">
      <style:paragraph-properties style:line-height-at-least="0.503cm"/>
      <style:text-properties fo:color="#1c1c1c" style:font-name="Droid Sans Mono" fo:font-size="10.5pt" fo:font-weight="normal" fo:background-color="transparent"/>
    </style:style>
    <style:style style:name="P16" style:family="paragraph" style:parent-style-name="Standard">
      <style:paragraph-properties style:line-height-at-least="0.503cm"/>
      <style:text-properties fo:color="#1c1c1c" style:font-name="Droid Sans Mono" fo:font-size="10.5pt" fo:font-weight="normal" officeooo:paragraph-rsid="0014055b" fo:background-color="transparent"/>
    </style:style>
    <style:style style:name="P17" style:family="paragraph" style:parent-style-name="Standard">
      <style:text-properties fo:color="#1c1c1c" style:font-name="Droid Sans Mono" fo:font-size="10.5pt" fo:font-weight="normal" officeooo:paragraph-rsid="00138115" fo:background-color="transparent"/>
    </style:style>
    <style:style style:name="P18" style:family="paragraph" style:parent-style-name="Standard">
      <style:paragraph-properties style:line-height-at-least="0.503cm"/>
      <style:text-properties fo:color="#1c1c1c" fo:font-weight="normal" officeooo:rsid="0014055b" officeooo:paragraph-rsid="0014055b" fo:background-color="transparent" style:font-weight-asian="normal" style:font-weight-complex="normal"/>
    </style:style>
    <style:style style:name="P19" style:family="paragraph" style:parent-style-name="Standard">
      <style:paragraph-properties style:line-height-at-least="0.503cm"/>
      <style:text-properties fo:color="#1c1c1c" fo:font-weight="normal" fo:background-color="transparent" style:font-weight-asian="normal" style:font-weight-complex="normal"/>
    </style:style>
    <style:style style:name="P20" style:family="paragraph" style:parent-style-name="Standard">
      <style:paragraph-properties style:line-height-at-least="0.503cm"/>
      <style:text-properties fo:color="#1c1c1c" officeooo:paragraph-rsid="0014055b"/>
    </style:style>
    <style:style style:name="P21" style:family="paragraph" style:parent-style-name="Standard">
      <style:paragraph-properties style:line-height-at-least="0.503cm"/>
      <style:text-properties fo:color="#1c1c1c" fo:font-weight="bold" officeooo:rsid="0014055b" officeooo:paragraph-rsid="0014055b" fo:background-color="transparent" style:font-weight-asian="bold" style:font-weight-complex="bold"/>
    </style:style>
    <style:style style:name="P22" style:family="paragraph" style:parent-style-name="Standard">
      <style:paragraph-properties style:line-height-at-least="0.503cm"/>
      <style:text-properties fo:color="#1c1c1c" fo:font-weight="bold" officeooo:rsid="0014a0e8" officeooo:paragraph-rsid="0014a0e8" fo:background-color="transparent" style:font-weight-asian="bold" style:font-weight-complex="bold"/>
    </style:style>
    <style:style style:name="P23" style:family="paragraph" style:parent-style-name="Table_20_Contents">
      <style:text-properties fo:color="#1c1c1c" fo:background-color="transparent"/>
    </style:style>
    <style:style style:name="P24" style:family="paragraph" style:parent-style-name="Table_20_Contents">
      <style:text-properties fo:color="#1c1c1c" fo:font-weight="normal" fo:background-color="transparent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officeooo:rsid="0010e512" style:font-weight-asian="bold" style:font-weight-complex="bold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9cdcfe" style:font-name="Droid Sans Mono" fo:font-size="10.5pt"/>
    </style:style>
    <style:style style:name="T5" style:family="text">
      <style:text-properties fo:color="#9cdcfe" style:font-name="Droid Sans Mono" fo:font-size="10.5pt" fo:font-weight="normal"/>
    </style:style>
    <style:style style:name="T6" style:family="text">
      <style:text-properties fo:color="#dcdcaa"/>
    </style:style>
    <style:style style:name="T7" style:family="text">
      <style:text-properties fo:color="#ce9178"/>
    </style:style>
    <style:style style:name="T8" style:family="text">
      <style:text-properties fo:color="#ce9178" style:font-name="Droid Sans Mono" fo:font-size="10.5pt"/>
    </style:style>
    <style:style style:name="T9" style:family="text">
      <style:text-properties fo:color="#ce9178" style:font-name="Droid Sans Mono" fo:font-size="10.5pt" fo:font-weight="normal"/>
    </style:style>
    <style:style style:name="T10" style:family="text">
      <style:text-properties fo:color="#c586c0"/>
    </style:style>
    <style:style style:name="T11" style:family="text">
      <style:text-properties fo:color="#4ec9b0"/>
    </style:style>
    <style:style style:name="T12" style:family="text">
      <style:text-properties style:font-name="Droid Sans Mono" fo:font-size="10.5pt"/>
    </style:style>
    <style:style style:name="T13" style:family="text">
      <style:text-properties style:font-name="Droid Sans Mono" fo:font-size="10.5pt" fo:font-weight="normal"/>
    </style:style>
    <style:style style:name="T14" style:family="text">
      <style:text-properties style:font-name="Droid Sans Mono" fo:font-size="10.5pt" fo:font-weight="normal" fo:background-color="transparent" loext:char-shading-value="0"/>
    </style:style>
    <style:style style:name="T15" style:family="text">
      <style:text-properties officeooo:rsid="0014055b"/>
    </style:style>
    <style:style style:name="T16" style:family="text">
      <style:text-properties fo:color="#b5ce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span text:style-name="T1">CURD OPERATION WITH SPATIAL DATA</text:span></text:p>
      <text:p text:style-name="Standard"><text:span text:style-name="T1"/></text:p>
      <text:p text:style-name="P3">In this section we are going to learn how to perperm CRUD operation with spatial data , we will learn this machnism to define some kind of particular route:</text:p>
      <text:p text:style-name="P3"/>
      <text:p text:style-name="P3">so for all operation we are going to define the api route</text:p>
      <text:p text:style-name="P3">and in api route we will define the route like as</text:p>
      <text:p text:style-name="P3"><text:tab/><text:span text:style-name="T15">api/map – which will show the map.</text:span></text:p>
      <text:p text:style-name="P3"><text:tab/>api/data- which will show all the data from the databse</text:p>
      <text:p text:style-name="P3"><text:tab/>api/insert – it will insert new row in the dataase</text:p>
      <text:p text:style-name="P3"><text:tab/>api/update – it will update a particular row in the database</text:p>
      <text:p text:style-name="P3"><text:tab/>api/delete – it will delete a particular row in the database</text:p>
      <text:p text:style-name="P3"/>
      <text:p text:style-name="P3">so here we will do change or modify in our route to get the particular id to perform the taks update and delete.</text:p>
      <text:p text:style-name="P3"/>
      <text:p text:style-name="P3">So the modified route is as</text:p>
      <text:p text:style-name="P3"><text:tab/>api/update/:upd_id</text:p>
      <text:p text:style-name="P3"><text:tab/>api/delete/:del_id</text:p>
      <text:p text:style-name="P3"/>
      <text:p text:style-name="P5">“work on api/data”-</text:p>
      <text:p text:style-name="P3">NOTE:- </text:p>
      <text:p text:style-name="P3">This application i have created through the express cli so it is little bit to diffrent to make the route</text:p>
      <text:p text:style-name="P3">so first thing is that we will talk about to define the api route;</text:p>
      <text:p text:style-name="P3"/>
      <text:p text:style-name="P3">first create a “app.js” route in router folder</text:p>
      <text:p text:style-name="P3">and now edit some code in app.js file</text:p>
      <text:p text:style-name="P3"/>
      <text:p text:style-name="P4">now you have to do two things here, </text:p>
      <text:p text:style-name="P4">first thing is you have to load this router with in any variable and another is you have to use that variable so the code be look like as</text:p>
      <text:p text:style-name="P4"/>
      <text:p text:style-name="P8"><text:span text:style-name="T2">var</text:span> <text:span text:style-name="T3">apiRouter</text:span> = <text:span text:style-name="T6">require</text:span>(<text:span text:style-name="T7">'./routes/api'</text:span>);</text:p>
      <text:p text:style-name="P4"/>
      <text:p text:style-name="P4">this code must be define above the // view enging <text:s/>setup</text:p>
      <text:p text:style-name="P4"/>
      <text:p text:style-name="P4">now use this route like this-</text:p>
      <text:p text:style-name="P4"/>
      <text:p text:style-name="P8"><text:span text:style-name="T3">app</text:span>.<text:span text:style-name="T6">use</text:span>(<text:span text:style-name="T7">'/api'</text:span>, <text:span text:style-name="T3">apiRouter</text:span>);</text:p>
      <text:p text:style-name="P4"/>
      <text:p text:style-name="P3"/>
      <text:p text:style-name="P4">so in api.js file if you define the code like this-</text:p>
      <text:p text:style-name="P4"/>
      <text:p text:style-name="P8"><text:span text:style-name="T3">router</text:span>.<text:span text:style-name="T6">get</text:span>(<text:span text:style-name="T7">'/'</text:span>, <text:span text:style-name="T2">function</text:span>(<text:span text:style-name="T3">req</text:span>, <text:span text:style-name="T3">res</text:span>, <text:span text:style-name="T3">next</text:span>) {</text:p>
      <text:p text:style-name="P6"><text:span text:style-name="T3">res</text:span>.<text:span text:style-name="T6">send</text:span>(<text:span text:style-name="T7">"Response send from the home route of api"</text:span>)</text:p>
      <text:p text:style-name="P6">});</text:p>
      <text:p text:style-name="P4"/>
      <text:p text:style-name="P4">and run the project so and type the code in your broser url “<text:a xlink:type="simple" xlink:href="http://localhost:5000/api" text:style-name="Internet_20_link" text:visited-style-name="Visited_20_Internet_20_Link">http://localhost:5000/api</text:a>”</text:p>
      <text:p text:style-name="P4">you will get the message response send from the home route</text:p>
      <text:p text:style-name="P4"/>
      <text:p text:style-name="P4">so in this file what ever route you will define this would be the child route of the api route like </text:p>
      <text:p text:style-name="P4"/>
      <text:p text:style-name="P4">if you define the route</text:p>
      <text:p text:style-name="P4"/>
      <text:p text:style-name="P9">router.get(‘/childroute’, function(req, res){</text:p>
      <text:p text:style-name="P9"><text:tab/>res.send(“Response generated from the child route”);</text:p>
      <text:p text:style-name="P9">}) // end of the child route</text:p>
      <text:p text:style-name="P9"><text:soft-page-break/></text:p>
      <text:p text:style-name="P9">To run this project just type the : “<text:a xlink:type="simple" xlink:href="http://localhost:5000/api/childroute" text:style-name="Internet_20_link" text:visited-style-name="Visited_20_Internet_20_Link">http://localhost:5000/api/childroute</text:a>”</text:p>
      <text:p text:style-name="P9"/>
      <text:p text:style-name="P9">now you will get the response from the child route-</text:p>
      <text:p text:style-name="P9"/>
      <text:p text:style-name="P9"/>
      <text:p text:style-name="P10">Make a database connection file - </text:p>
      <text:p text:style-name="P1">To make a connection file you need to create a lib folder and inside this folder just create a file name as - “pgcon.js”</text:p>
      <text:p text:style-name="P1">and edit the code below;</text:p>
      <text:p text:style-name="P1"/>
      <text:p text:style-name="P2">// make a connection variable and load it from the pg module</text:p>
      <text:p text:style-name="P2"/>
      <text:p text:style-name="P2">const {Client} = require(‘pg’);</text:p>
      <text:p text:style-name="P2">const client = new Client({</text:p>
      <text:p text:style-name="P2"><text:tab/>user:’admin’,</text:p>
      <text:p text:style-name="P2"><text:tab/>host: ‘localhost’,</text:p>
      <text:p text:style-name="P2"><text:tab/>database: ‘cambridge’,</text:p>
      <text:p text:style-name="P2"><text:tab/>password: ‘admin’,</text:p>
      <text:p text:style-name="P2"><text:tab/>port: 5432</text:p>
      <text:p text:style-name="P2">});</text:p>
      <text:p text:style-name="P2">// now connect the connection variable</text:p>
      <text:p text:style-name="P2">client.connect()</text:p>
      <text:p text:style-name="P2"><text:tab/>.then(() =&gt;{</text:p>
      <text:p text:style-name="P2"><text:tab/><text:tab/>console.log(“postgresql database is connected”);</text:p>
      <text:p text:style-name="P2"><text:tab/>});</text:p>
      <text:p text:style-name="P2">// now export this module to use in anothe module</text:p>
      <text:p text:style-name="P2">module .exports = {</text:p>
      <text:p text:style-name="P2"><text:tab/>query: (text, params, callback) =&gt;{</text:p>
      <text:p text:style-name="P2"><text:tab/><text:tab/>return <text:s/>client.query(text, params, callback);</text:p>
      <text:p text:style-name="P2"/>
      <text:p text:style-name="P2"><text:tab/>}</text:p>
      <text:p text:style-name="P2">}</text:p>
      <text:p text:style-name="P2">// thats it </text:p>
      <text:p text:style-name="P2">now you have connected with post gresql database so if you want to use it juse </text:p>
      <text:p text:style-name="P2">load it in your module</text:p>
      <text:p text:style-name="P2"/>
      <text:p text:style-name="P2">like this-</text:p>
      <text:p text:style-name="P2"/>
      <text:p text:style-name="P7"><text:span text:style-name="T2">const</text:span> <text:span text:style-name="T3">db</text:span> = <text:span text:style-name="T6">require</text:span>(<text:span text:style-name="T7">'../lib/pgcon'</text:span>);</text:p>
      <text:p text:style-name="P2"/>
      <text:p text:style-name="P2"/>
      <text:p text:style-name="P11">work on “api/data” route-</text:p>
      <text:p text:style-name="P2"/>
      <text:p text:style-name="P17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router.get('/data',function(req, res){</text:p>
            <text:p text:style-name="P16">// write a query variable </text:p>
            <text:p text:style-name="P16">const query ={</text:p>
            <text:p text:style-name="P16">text:"SELECT row_to_json(fc) FROM ( SELECT 'FeatureCollection' As type, array_to_json(array_agg(f)) As features FROM (SELECT 'Feature' As type, ST_AsGeoJSON(lg.geom)::json As geometry, row_to_json((id,name,address,geom)) As properties FROM coffee_shops As lg) As f) As fc"</text:p>
            <text:p text:style-name="P16">};</text:p>
            <text:p text:style-name="P16">db.query(query, function(err,result){</text:p>
            <text:p text:style-name="P16">if(err){</text:p>
            <text:p text:style-name="P16"><text:soft-page-break/>console.log(err);</text:p>
            <text:p text:style-name="P20"><text:span text:style-name="T14">}</text:span></text:p>
            <text:p text:style-name="P16">else{</text:p>
            <text:p text:style-name="P16">res.send(result.rows);</text:p>
            <text:p text:style-name="P16">}</text:p>
            <text:p text:style-name="P16">})</text:p>
            <text:p text:style-name="P16">});</text:p>
            <text:p text:style-name="P13"/>
          </table:table-cell>
        </table:table-row>
      </table:table>
      <text:p text:style-name="P15"/>
      <text:p text:style-name="P15"/>
      <text:p text:style-name="P21">Work on api/map <text:s/>file - </text:p>
      <text:p text:style-name="P21"/>
      <table:table table:name="Table2" table:style-name="Table2">
        <table:table-column table:style-name="Table2.A"/>
        <table:table-row>
          <table:table-cell table:style-name="Table2.A1" office:value-type="string">
            <text:p text:style-name="P15">/* GET the map page */</text:p>
            <text:p text:style-name="P15">router.get('/map', function(req, res) {</text:p>
            <text:p text:style-name="P15">const coffee_query = {</text:p>
            <text:p text:style-name="P15">text: "SELECT row_to_json(fc) FROM ( SELECT 'FeatureCollection' As type, array_to_json(array_agg(f)) As features FROM (SELECT 'Feature' As type, ST_AsGeoJSON(lg.geom)::json As geometry, row_to_json((id,name,address)) As properties FROM coffee_shops As lg) As f) As fc"</text:p>
            <text:p text:style-name="P15">};</text:p>
            <text:p text:style-name="P15">db.query(coffee_query, function(err, result){</text:p>
            <text:p text:style-name="P15">if(err){</text:p>
            <text:p text:style-name="P15">console.log(err);</text:p>
            <text:p text:style-name="P15">}</text:p>
            <text:p text:style-name="P15">else{</text:p>
            <text:p text:style-name="P15">var data = result.rows[0].row_to_json // save the JSON as variable data</text:p>
            <text:p text:style-name="P15">res.render('map',{</text:p>
            <text:p text:style-name="P15">title: "Express Map",</text:p>
            <text:p text:style-name="P15">jsonData: data // pass the data to the view in map</text:p>
            <text:p text:style-name="P15">});</text:p>
            <text:p text:style-name="P15">// res.send(data);</text:p>
            <text:p text:style-name="P15">}</text:p>
            <text:p text:style-name="P15">});</text:p>
            <text:p text:style-name="P15">});</text:p>
            <text:p text:style-name="Table_20_Contents"/>
          </table:table-cell>
        </table:table-row>
      </table:table>
      <text:p text:style-name="P18"/>
      <text:p text:style-name="P18"/>
      <text:p text:style-name="P21">Work on api/insert file - </text:p>
      <text:p text:style-name="P21"/>
      <table:table table:name="Table3" table:style-name="Table3">
        <table:table-column table:style-name="Table3.A"/>
        <table:table-row>
          <table:table-cell table:style-name="Table3.A1" office:value-type="string">
            <text:p text:style-name="P15">// route to insert the data into the mapdatabase</text:p>
            <text:p text:style-name="P15">router.get('/insert', function(req, res){</text:p>
            <text:p text:style-name="P15">// make a query variable </text:p>
            <text:p text:style-name="P15">const query={</text:p>
            <text:p text:style-name="P15">text:"insert into coffee_shops(id,name,address,city,state,zip,lat,lon,geom) values(86,'London','Westminster','london','London','LD15',23.34567,28.45678,st_setsrid(st_makepoint(23.34567,28.45678),4326))"</text:p>
            <text:p text:style-name="P15">} </text:p>
            <text:p text:style-name="P15">console.log(query);</text:p>
            <text:p text:style-name="P15">db.query(query, function(err, result){</text:p>
            <text:p text:style-name="P15">if(err){</text:p>
            <text:p text:style-name="P15"><text:soft-page-break/>console.log(err);</text:p>
            <text:p text:style-name="P15">}</text:p>
            <text:p text:style-name="P15">else{</text:p>
            <text:p text:style-name="P15">console.log("Data inserted successfully");</text:p>
            <text:p text:style-name="P15">}</text:p>
            <text:p text:style-name="P15">})</text:p>
            <text:p text:style-name="P15">});</text:p>
            <text:p text:style-name="P15">// end of insert route</text:p>
            <text:p text:style-name="P15"/>
            <text:p text:style-name="Table_20_Contents"/>
          </table:table-cell>
        </table:table-row>
      </table:table>
      <text:p text:style-name="P18"/>
      <text:p text:style-name="P18"/>
      <text:p text:style-name="P22">Work on api/update/:upd_id <text:s/>route - </text:p>
      <text:p text:style-name="P22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// map update route</text:p>
            <text:p text:style-name="P15">router.get('/update/:upd_id', function(req, res){</text:p>
            <text:p text:style-name="P15">// fetch the particular update id</text:p>
            <text:p text:style-name="P15">let upd_id = req.params.upd_id;</text:p>
            <text:p text:style-name="P15">// write update query</text:p>
            <text:p text:style-name="P15">const query={</text:p>
            <text:p text:style-name="P15">text:`UPDATE coffee_shops SET name='Austrelia', address = 'Austrelia 12/Road 23', city='Small Villa', zip='AUS12',lat= 34.5672, lon= 56.3456,geom = st_setsrid(st_makepoint(34.5672,34.5672),4326) where id = ${upd_id}`</text:p>
            <text:p text:style-name="P15">}</text:p>
            <text:p text:style-name="P15">db.query(query, function(err, result){</text:p>
            <text:p text:style-name="P15">if(err){</text:p>
            <text:p text:style-name="P15">console.log(err);</text:p>
            <text:p text:style-name="P15">}</text:p>
            <text:p text:style-name="P15">else{</text:p>
            <text:p text:style-name="P15">console.log(`${upd_id} id is updated successfully`);</text:p>
            <text:p text:style-name="P15">}</text:p>
            <text:p text:style-name="P15">})</text:p>
            <text:p text:style-name="P15">});</text:p>
            <text:p text:style-name="P15">// end of the update router</text:p>
            <text:p text:style-name="P15"/>
            <text:p text:style-name="Table_20_Contents"/>
          </table:table-cell>
        </table:table-row>
      </table:table>
      <text:p text:style-name="P22"/>
      <text:p text:style-name="P22">Work on app/delete/:del_id route -</text:p>
      <text:p text:style-name="P22"/>
      <table:table table:name="Table5" table:style-name="Table5">
        <table:table-column table:style-name="Table5.A"/>
        <table:table-row>
          <table:table-cell table:style-name="Table5.A1" office:value-type="string">
            <text:p text:style-name="P15">router.get('/delete/:del_id', function(req, res){</text:p>
            <text:p text:style-name="P15">// fetch the delete id of particular map data</text:p>
            <text:p text:style-name="P15">let del_id = req.params.del_id;</text:p>
            <text:p text:style-name="P15">// write query to delete the data </text:p>
            <text:p text:style-name="P15">const query = {</text:p>
            <text:p text:style-name="P15">text:`DELETE FROM coffee_shops where id = ${del_id} `</text:p>
            <text:p text:style-name="P15">};</text:p>
            <text:p text:style-name="P15">db.query(query, function(err, result){</text:p>
            <text:p text:style-name="P15">if(err){</text:p>
            <text:p text:style-name="P15">console.log(err);</text:p>
            <text:p text:style-name="P15">}</text:p>
            <text:p text:style-name="P15"><text:soft-page-break/>else{</text:p>
            <text:p text:style-name="P15">console.log(`${del_id} id deleted successfully`);</text:p>
            <text:p text:style-name="P15">}</text:p>
            <text:p text:style-name="P15">});</text:p>
            <text:p text:style-name="P15">});</text:p>
            <text:p text:style-name="P15">// end of map delete route</text:p>
            <text:p text:style-name="P23"/>
          </table:table-cell>
        </table:table-row>
      </table:table>
      <text:p text:style-name="P22"/>
      <text:p text:style-name="P22"/>
      <text:p text:style-name="P22">Work on view/map.jade file - </text:p>
      <text:p text:style-name="P22"/>
      <table:table table:name="Table6" table:style-name="Table6">
        <table:table-column table:style-name="Table6.A"/>
        <table:table-row>
          <table:table-cell table:style-name="Table6.A1" office:value-type="string">
            <text:p text:style-name="P14">extends layout</text:p>
            <text:p text:style-name="P14">block content</text:p>
            <text:p text:style-name="P14">#map</text:p>
            <text:p text:style-name="P14">script.</text:p>
            <text:p text:style-name="P14">var myData = !{JSON.stringify(jsonData)};</text:p>
            <text:p text:style-name="P14">// Create variable to hold map element, give initial settings to map</text:p>
            <text:p text:style-name="P14">var map = L.map('map',{ center: [42.375562, -71.106870], zoom: 14});</text:p>
            <text:p text:style-name="P14">// Add OpenStreetMap tile layer to map element</text:p>
            <text:p text:style-name="P14">L.tileLayer('http://{s}.tile.osm.org/{z}/{x}/{y}.png', {</text:p>
            <text:p text:style-name="P19">    <text:span text:style-name="T12">attribution: '© OpenStreetMap'</text:span></text:p>
            <text:p text:style-name="P14">}).addTo(map);</text:p>
            <text:p text:style-name="P14">// Add JSON to map</text:p>
            <text:p text:style-name="P14">L.geoJson(myData,{</text:p>
            <text:p text:style-name="P14">onEachFeature: function (feature, layer) {</text:p>
            <text:p text:style-name="P14">layer.bindPopup(feature.properties.f2);</text:p>
            <text:p text:style-name="P14">}</text:p>
            <text:p text:style-name="P14">}).addTo(map);</text:p>
            <text:p text:style-name="P24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16:16:29.723930486</meta:creation-date>
    <meta:generator>LibreOffice/6.0.3.2$Linux_X86_64 LibreOffice_project/00m0$Build-2</meta:generator>
    <dc:date>2018-06-20T17:15:45.917847701</dc:date>
    <meta:editing-duration>PT4M53S</meta:editing-duration>
    <meta:editing-cycles>1</meta:editing-cycles>
    <meta:document-statistic meta:table-count="6" meta:image-count="0" meta:object-count="0" meta:page-count="5" meta:paragraph-count="174" meta:word-count="882" meta:character-count="5970" meta:non-whitespace-character-count="5212"/>
  </office:meta>
</office:document-meta>
</file>